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3.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Moodle<text:tab/></text:p>
          </draw:text-box>
        </draw:frame>
        <draw:frame presentation:style-name="pr2" draw:text-style-name="P1" draw:layer="layout" svg:width="25.199cm" svg:height="13.86cm" svg:x="1.4cm" svg:y="6.014cm" presentation:class="subtitle">
          <draw:text-box>
            <text:p><text:span text:style-name="T1">Moodle como herramienta de educación a distanc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odle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Ventajas</text:p>
              </text:list-item>
              <text:list-item>
                <text:p>Utilidad</text:p>
              </text:list-item>
              <text:list-item>
                <text:p>Uso del Correo Electrónico</text:p>
              </text:list-item>
              <text:list-item>
                <text:p>Información sobre las materias</text:p>
              </text:list-item>
              <text:list-item>
                <text:p>Teletrabajo</text:p>
              </text:list-item>
              <text:list-item>
                <text:p>Proceso Virtual</text:p>
              </text:list-item>
              <text:list-item>
                <text:p>Encuentro con webca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4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3T08:30:38</meta:creation-date>
    <meta:editing-duration>PT13M28S</meta:editing-duration>
    <meta:editing-cycles>5</meta:editing-cycles>
    <dc:date>2012-03-03T09:25:19</dc:date>
    <meta:generator>LibreOffice/3.4$Unix LibreOffice_project/340m1$Build-502</meta:generator>
    <meta:document-statistic meta:object-count="40"/>
  </office:meta>
</office:document-meta>
</file>